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7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T25" style:parent-style-name="Absatz-Standardschriftart" style:family="text">
      <style:text-properties style:font-name="Wingdings" style:font-name-asian="Wingdings" style:font-name-complex="Wingdings"/>
    </style:style>
    <style:style style:name="T26" style:parent-style-name="Absatz-Standardschriftart" style:family="text">
      <style:text-properties style:font-name="Wingdings" style:font-name-asian="Wingdings" style:font-name-complex="Wingdings"/>
    </style:style>
    <style:style style:name="T27" style:parent-style-name="Absatz-Standardschriftart" style:family="text">
      <style:text-properties style:font-name="Wingdings" style:font-name-asian="Wingdings" style:font-name-complex="Wingdings"/>
    </style:style>
    <style:style style:name="T28" style:parent-style-name="Absatz-Standardschriftart" style:family="text">
      <style:text-properties style:font-name="Wingdings" style:font-name-asian="Wingdings" style:font-name-complex="Wingdings"/>
    </style:style>
    <style:style style:name="T29" style:parent-style-name="Absatz-Standardschriftart" style:family="text">
      <style:text-properties style:font-name="Wingdings" style:font-name-asian="Wingdings" style:font-name-complex="Wingdings"/>
    </style:style>
    <style:style style:name="TableColumn31" style:family="table-column">
      <style:table-column-properties style:column-width="2.0625in" style:use-optimal-column-width="false"/>
    </style:style>
    <style:style style:name="TableColumn32" style:family="table-column">
      <style:table-column-properties style:column-width="3.625in" style:use-optimal-column-width="false"/>
    </style:style>
    <style:style style:name="Table30" style:family="table">
      <style:table-properties style:width="5.6875in" fo:margin-left="0.575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208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35" style:parent-style-name="Textkörper" style:family="paragraph">
      <style:paragraph-properties fo:keep-with-next="always" fo:margin-left="0.05in">
        <style:tab-stops/>
      </style:paragraph-properties>
    </style:style>
    <style:style style:name="TableCell36" style:family="table-cell">
      <style:table-cell-properties fo:border-top="0.0208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39" style:parent-style-name="Textkörper" style:family="paragraph">
      <style:paragraph-properties fo:keep-with-next="always" fo:margin-left="0.05in">
        <style:tab-stops/>
      </style:paragraph-properties>
    </style:style>
    <style:style style:name="TableCell40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43" style:parent-style-name="Textkörper" style:family="paragraph">
      <style:paragraph-properties fo:keep-with-next="always" fo:margin-left="0.05in">
        <style:tab-stops/>
      </style:paragraph-properties>
    </style:style>
    <style:style style:name="TableCell44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47" style:parent-style-name="Textkörper" style:family="paragraph">
      <style:paragraph-properties fo:margin-left="0.05in">
        <style:tab-stops/>
      </style:paragraph-properties>
    </style:style>
    <style:style style:name="TableCell48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Column50" style:family="table-column">
      <style:table-column-properties style:column-width="1.9375in" style:use-optimal-column-width="false"/>
    </style:style>
    <style:style style:name="TableColumn51" style:family="table-column">
      <style:table-column-properties style:column-width="3.75in" style:use-optimal-column-width="false"/>
    </style:style>
    <style:style style:name="Table49" style:family="table">
      <style:table-properties style:width="5.6875in" fo:margin-left="0.575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208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54" style:parent-style-name="Textkörper" style:family="paragraph">
      <style:paragraph-properties fo:keep-with-next="always" fo:margin-left="0.05in">
        <style:tab-stops/>
      </style:paragraph-properties>
    </style:style>
    <style:style style:name="TableCell55" style:family="table-cell">
      <style:table-cell-properties fo:border-top="0.0208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58" style:parent-style-name="Textkörper" style:family="paragraph">
      <style:paragraph-properties fo:keep-with-next="always" fo:margin-left="0.05in">
        <style:tab-stops/>
      </style:paragraph-properties>
    </style:style>
    <style:style style:name="TableCell59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62" style:parent-style-name="Textkörper" style:family="paragraph">
      <style:paragraph-properties fo:keep-with-next="always" fo:margin-left="0.05in">
        <style:tab-stops/>
      </style:paragraph-properties>
    </style:style>
    <style:style style:name="TableCell63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66" style:parent-style-name="Textkörper" style:family="paragraph">
      <style:paragraph-properties fo:keep-with-next="always" fo:margin-left="0.05in">
        <style:tab-stops/>
      </style:paragraph-properties>
    </style:style>
    <style:style style:name="TableCell67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70" style:parent-style-name="Textkörper" style:family="paragraph">
      <style:paragraph-properties fo:keep-with-next="always" fo:margin-left="0.05in">
        <style:tab-stops/>
      </style:paragraph-properties>
    </style:style>
    <style:style style:name="TableCell71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0" fo:border-left="0.0208in solid #000000" fo:border-bottom="0.0208in solid #000000" fo:border-right="0.0208in solid #000000" style:writing-mode="lr-tb" fo:padding-top="0in" fo:padding-left="0.075in" fo:padding-bottom="0in" fo:padding-right="0.075in"/>
    </style:style>
    <style:style style:name="P74" style:parent-style-name="Textkörper" style:family="paragraph">
      <style:paragraph-properties fo:margin-left="0.05in">
        <style:tab-stops/>
      </style:paragraph-properties>
    </style:style>
    <style:style style:name="TableCell75" style:family="table-cell">
      <style:table-cell-properties fo:border-top="0.0104in solid #000000" fo:border-left="none" fo:border-bottom="0.0208in solid #000000" fo:border-right="0.0208in solid #000000" style:writing-mode="lr-tb" fo:padding-top="0in" fo:padding-left="0.075in" fo:padding-bottom="0in" fo:padding-right="0.075in"/>
    </style:style>
    <style:style style:name="TableColumn77" style:family="table-column">
      <style:table-column-properties style:column-width="1.3125in" style:use-optimal-column-width="false"/>
    </style:style>
    <style:style style:name="TableColumn78" style:family="table-column">
      <style:table-column-properties style:column-width="1.8125in" style:use-optimal-column-width="false"/>
    </style:style>
    <style:style style:name="TableColumn79" style:family="table-column">
      <style:table-column-properties style:column-width="2.75in" style:use-optimal-column-width="false"/>
    </style:style>
    <style:style style:name="Table76" style:family="table">
      <style:table-properties style:width="5.875in" fo:margin-left="0.575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TableCell83" style:family="table-cell">
      <style:table-cell-properties fo:border="0.0104in solid #000000" style:writing-mode="lr-tb" fo:padding-top="0in" fo:padding-left="0.075in" fo:padding-bottom="0in" fo:padding-right="0.075in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ableCell85" style:family="table-cell">
      <style:table-cell-properties fo:border="0.0104in solid #000000" style:writing-mode="lr-tb" fo:padding-top="0in" fo:padding-left="0.075in" fo:padding-bottom="0in" fo:padding-right="0.075in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92" style:family="table-column">
      <style:table-column-properties style:column-width="2.1423in" style:use-optimal-column-width="false"/>
    </style:style>
    <style:style style:name="TableColumn93" style:family="table-column">
      <style:table-column-properties style:column-width="0.6888in" style:use-optimal-column-width="false"/>
    </style:style>
    <style:style style:name="TableColumn94" style:family="table-column">
      <style:table-column-properties style:column-width="1.1187in" style:use-optimal-column-width="false"/>
    </style:style>
    <style:style style:name="TableColumn95" style:family="table-column">
      <style:table-column-properties style:column-width="1.6875in" style:use-optimal-column-width="false"/>
    </style:style>
    <style:style style:name="Table91" style:family="table">
      <style:table-properties style:width="5.6375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04in solid #000000" style:writing-mode="lr-tb" fo:padding-top="0in" fo:padding-left="0.075in" fo:padding-bottom="0in" fo:padding-right="0.075in"/>
    </style:style>
    <style:style style:name="P98" style:parent-style-name="Textkörper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99" style:family="table-cell">
      <style:table-cell-properties fo:border="0.0104in solid #000000" style:writing-mode="lr-tb" fo:padding-top="0in" fo:padding-left="0.075in" fo:padding-bottom="0in" fo:padding-right="0.075in"/>
    </style:style>
    <style:style style:name="P100" style:parent-style-name="Textkörper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101" style:family="table-cell">
      <style:table-cell-properties fo:border="0.0104in solid #000000" style:writing-mode="lr-tb" fo:padding-top="0in" fo:padding-left="0.075in" fo:padding-bottom="0in" fo:padding-right="0.075in"/>
    </style:style>
    <style:style style:name="P102" style:parent-style-name="Textkörper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103" style:family="table-cell">
      <style:table-cell-properties fo:border="0.0104in solid #000000" style:writing-mode="lr-tb" fo:padding-top="0in" fo:padding-left="0.075in" fo:padding-bottom="0in" fo:padding-right="0.075in"/>
    </style:style>
    <style:style style:name="P104" style:parent-style-name="Textkörper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04in solid #000000" style:writing-mode="lr-tb" fo:padding-top="0in" fo:padding-left="0.075in" fo:padding-bottom="0in" fo:padding-right="0.075in"/>
    </style:style>
    <style:style style:name="P107" style:parent-style-name="Textkörper" style:family="paragraph">
      <style:paragraph-properties fo:margin-left="0in">
        <style:tab-stops/>
      </style:paragraph-properties>
    </style:style>
    <style:style style:name="TableCell108" style:family="table-cell">
      <style:table-cell-properties fo:border="0.0104in solid #000000" style:writing-mode="lr-tb" fo:padding-top="0in" fo:padding-left="0.075in" fo:padding-bottom="0in" fo:padding-right="0.075in"/>
    </style:style>
    <style:style style:name="P109" style:parent-style-name="Textkörper" style:family="paragraph">
      <style:paragraph-properties fo:margin-left="0in">
        <style:tab-stops/>
      </style:paragraph-properties>
    </style:style>
    <style:style style:name="TableCell110" style:family="table-cell">
      <style:table-cell-properties fo:border="0.0104in solid #000000" style:writing-mode="lr-tb" fo:padding-top="0in" fo:padding-left="0.075in" fo:padding-bottom="0in" fo:padding-right="0.075in"/>
    </style:style>
    <style:style style:name="P111" style:parent-style-name="Textkörper" style:family="paragraph">
      <style:paragraph-properties fo:margin-left="0in">
        <style:tab-stops/>
      </style:paragraph-properties>
    </style:style>
    <style:style style:name="TableCell112" style:family="table-cell">
      <style:table-cell-properties fo:border="0.0104in solid #000000" style:writing-mode="lr-tb" fo:padding-top="0in" fo:padding-left="0.075in" fo:padding-bottom="0in" fo:padding-right="0.075in"/>
    </style:style>
    <style:style style:name="P113" style:parent-style-name="Textkörper" style:family="paragraph">
      <style:paragraph-properties fo:margin-left="0in">
        <style:tab-stops/>
      </style:paragraph-properties>
    </style:style>
    <style:style style:name="T114" style:parent-style-name="Absatz-Standardschriftart" style:family="text">
      <style:text-properties fo:font-weight="bold" style:font-weight-asian="bold" style:font-weight-complex="bold"/>
    </style:style>
    <style:style style:name="T115" style:parent-style-name="Absatz-Standardschriftart" style:family="text">
      <style:text-properties fo:font-weight="bold" style:font-weight-asian="bold" style:font-weight-complex="bold"/>
    </style:style>
    <style:style style:name="TableColumn117" style:family="table-column">
      <style:table-column-properties style:column-width="2.7333in" style:use-optimal-column-width="false"/>
    </style:style>
    <style:style style:name="TableColumn118" style:family="table-column">
      <style:table-column-properties style:column-width="0.7875in" style:use-optimal-column-width="false"/>
    </style:style>
    <style:style style:name="TableColumn119" style:family="table-column">
      <style:table-column-properties style:column-width="1.9687in" style:use-optimal-column-width="false"/>
    </style:style>
    <style:style style:name="Table116" style:family="table">
      <style:table-properties style:width="5.4895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04in solid #000000" style:writing-mode="lr-tb" fo:padding-top="0in" fo:padding-left="0.075in" fo:padding-bottom="0in" fo:padding-right="0.075in"/>
    </style:style>
    <style:style style:name="P122" style:parent-style-name="Textkörper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123" style:family="table-cell">
      <style:table-cell-properties fo:border="0.0104in solid #000000" style:writing-mode="lr-tb" fo:padding-top="0in" fo:padding-left="0.075in" fo:padding-bottom="0in" fo:padding-right="0.075in"/>
    </style:style>
    <style:style style:name="P124" style:parent-style-name="Textkörper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125" style:family="table-cell">
      <style:table-cell-properties fo:border="0.0104in solid #000000" style:writing-mode="lr-tb" fo:padding-top="0in" fo:padding-left="0.075in" fo:padding-bottom="0in" fo:padding-right="0.075in"/>
    </style:style>
    <style:style style:name="P126" style:parent-style-name="Textkörper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104in solid #000000" style:writing-mode="lr-tb" fo:padding-top="0in" fo:padding-left="0.075in" fo:padding-bottom="0in" fo:padding-right="0.075in"/>
    </style:style>
    <style:style style:name="P129" style:parent-style-name="Textkörper" style:family="paragraph">
      <style:paragraph-properties fo:margin-left="0in">
        <style:tab-stops/>
      </style:paragraph-properties>
    </style:style>
    <style:style style:name="TableCell130" style:family="table-cell">
      <style:table-cell-properties fo:border="0.0104in solid #000000" style:writing-mode="lr-tb" fo:padding-top="0in" fo:padding-left="0.075in" fo:padding-bottom="0in" fo:padding-right="0.075in"/>
    </style:style>
    <style:style style:name="P131" style:parent-style-name="Textkörper" style:family="paragraph">
      <style:paragraph-properties fo:margin-left="0in">
        <style:tab-stops/>
      </style:paragraph-properties>
    </style:style>
    <style:style style:name="TableCell132" style:family="table-cell">
      <style:table-cell-properties fo:border="0.0104in solid #000000" style:writing-mode="lr-tb" fo:padding-top="0in" fo:padding-left="0.075in" fo:padding-bottom="0in" fo:padding-right="0.075in"/>
    </style:style>
    <style:style style:name="P133" style:parent-style-name="Textkörper" style:family="paragraph">
      <style:paragraph-properties fo:margin-left="0in">
        <style:tab-stops/>
      </style:paragraph-properties>
    </style:style>
    <style:style style:name="P134" style:parent-style-name="Textkörper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<text:subject text:fixed="false">&lt;Project Name&gt;</text:subject></text:p>
      <text:p text:style-name="Titel"><text:title text:fixed="false">Vision</text:title></text:p>
      <text:p text:style-name="Textkörper3">Usage note: There is procedural guidance within this template that appears in a style named InfoBlue. This style has a hidden font attribute allowing you to toggle whether it is visible or hidden in this template. Use the Word menu Tools<text:span text:style-name="T25"></text:span>Options<text:span text:style-name="T26"></text:span>View<text:span text:style-name="T27"></text:span>Hidden Text checkbox to toggle this setting. A similar option exists for printing Tools<text:span text:style-name="T28"></text:span>Options<text:span text:style-name="T29"></text:span>Print.</text:p>
      <text:p text:style-name="Standard"/>
      <text:h text:style-name="Überschrift1" text:outline-level="1"><text:bookmark-start text:name="_Toc456598586"/><text:bookmark-start text:name="_Toc456600917"/><text:bookmark-start text:name="_Toc512930904"/><text:bookmark-start text:name="_Toc20715754"/><text:bookmark-start text:name="_Toc436203377"/><text:bookmark-start text:name="_Toc452813577"/>Introduction<text:bookmark-end text:name="_Toc456598586"/><text:bookmark-end text:name="_Toc456600917"/><text:bookmark-end text:name="_Toc512930904"/><text:bookmark-end text:name="_Toc20715754"/></text:h>
      <text:h text:style-name="Überschrift1" text:outline-level="1"><text:bookmark-start text:name="_Toc512930906"/><text:bookmark-start text:name="_Toc20715755"/>Positioning<text:bookmark-end text:name="_Toc436203377"/><text:bookmark-end text:name="_Toc452813577"/><text:bookmark-end text:name="_Toc512930906"/><text:bookmark-end text:name="_Toc20715755"/></text:h>
      <text:p text:style-name="Standard"/>
      <text:h text:style-name="Überschrift2" text:outline-level="2"><text:bookmark-start text:name="_Toc436203379"/><text:bookmark-start text:name="_Toc452813579"/><text:bookmark-start text:name="_Toc512930907"/><text:bookmark-start text:name="_Toc20715756"/>Problem Statement<text:bookmark-end text:name="_Toc436203379"/><text:bookmark-end text:name="_Toc452813579"/><text:bookmark-end text:name="_Toc512930907"/><text:bookmark-end text:name="_Toc20715756"/></text:h>
      <text:p text:style-name="InfoBlue">[Provide a statement summarizing the problem being solved by this project. The following format may be used:]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The problem of</text:p>
          </table:table-cell>
          <table:table-cell table:style-name="TableCell36">
            <text:p text:style-name="InfoBlue">[describe the problem]</text:p>
          </table:table-cell>
        </table:table-row>
        <table:table-row table:style-name="TableRow37">
          <table:table-cell table:style-name="TableCell38">
            <text:p text:style-name="P39">affects</text:p>
          </table:table-cell>
          <table:table-cell table:style-name="TableCell40">
            <text:p text:style-name="InfoBlue">[the stakeholders affected by the problem]</text:p>
          </table:table-cell>
        </table:table-row>
        <table:table-row table:style-name="TableRow41">
          <table:table-cell table:style-name="TableCell42">
            <text:p text:style-name="P43">the impact of which is</text:p>
          </table:table-cell>
          <table:table-cell table:style-name="TableCell44">
            <text:p text:style-name="InfoBlue">[what is the impact of the problem?]</text:p>
          </table:table-cell>
        </table:table-row>
        <table:table-row table:style-name="TableRow45">
          <table:table-cell table:style-name="TableCell46">
            <text:p text:style-name="P47">a successful solution would be</text:p>
          </table:table-cell>
          <table:table-cell table:style-name="TableCell48">
            <text:p text:style-name="InfoBlue">[list some key benefits of a successful solution]</text:p>
          </table:table-cell>
        </table:table-row>
      </table:table>
      <text:h text:style-name="Überschrift2" text:outline-level="2"><text:bookmark-start text:name="_Toc425054392"/><text:bookmark-start text:name="_Toc422186485"/><text:bookmark-start text:name="_Toc436203380"/><text:bookmark-start text:name="_Toc452813580"/><text:bookmark-start text:name="_Toc512930908"/><text:bookmark-start text:name="_Toc20715757"/>Product Position Statement<text:bookmark-end text:name="_Toc425054392"/><text:bookmark-end text:name="_Toc422186485"/><text:bookmark-end text:name="_Toc436203380"/><text:bookmark-end text:name="_Toc452813580"/><text:bookmark-end text:name="_Toc512930908"/><text:bookmark-end text:name="_Toc20715757"/></text:h>
      <text:p text:style-name="InfoBlue">[Provide an overall statement summarizing, at the highest level, the unique position the product intends to fill in the marketplace. The following format may be used:]</text:p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For</text:p>
          </table:table-cell>
          <table:table-cell table:style-name="TableCell55">
            <text:p text:style-name="InfoBlue">[target customer]</text:p>
          </table:table-cell>
        </table:table-row>
        <table:table-row table:style-name="TableRow56">
          <table:table-cell table:style-name="TableCell57">
            <text:p text:style-name="P58">Who</text:p>
          </table:table-cell>
          <table:table-cell table:style-name="TableCell59">
            <text:p text:style-name="InfoBlue">[statement of the need or opportunity]</text:p>
          </table:table-cell>
        </table:table-row>
        <table:table-row table:style-name="TableRow60">
          <table:table-cell table:style-name="TableCell61">
            <text:p text:style-name="P62">The (product name)</text:p>
          </table:table-cell>
          <table:table-cell table:style-name="TableCell63">
            <text:p text:style-name="InfoBlue"><text:s/>is a [product category]</text:p>
          </table:table-cell>
        </table:table-row>
        <table:table-row table:style-name="TableRow64">
          <table:table-cell table:style-name="TableCell65">
            <text:p text:style-name="P66">That</text:p>
          </table:table-cell>
          <table:table-cell table:style-name="TableCell67">
            <text:p text:style-name="InfoBlue">[statement of key benefit; that is, the compelling reason to buy]</text:p>
          </table:table-cell>
        </table:table-row>
        <table:table-row table:style-name="TableRow68">
          <table:table-cell table:style-name="TableCell69">
            <text:p text:style-name="P70">Unlike</text:p>
          </table:table-cell>
          <table:table-cell table:style-name="TableCell71">
            <text:p text:style-name="InfoBlue">[primary competitive alternative]</text:p>
          </table:table-cell>
        </table:table-row>
        <table:table-row table:style-name="TableRow72">
          <table:table-cell table:style-name="TableCell73">
            <text:p text:style-name="P74">Our product</text:p>
          </table:table-cell>
          <table:table-cell table:style-name="TableCell75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h text:style-name="Überschrift1" text:outline-level="1"><text:bookmark-start text:name="_Toc447960005"/><text:bookmark-start text:name="_Toc452813581"/><text:bookmark-start text:name="_Toc512930909"/><text:bookmark-start text:name="_Toc20715758"/><text:bookmark-start text:name="_Toc436203381"/>Stakeholder Descriptions<text:bookmark-end text:name="_Toc447960005"/><text:bookmark-end text:name="_Toc452813581"/><text:bookmark-end text:name="_Toc512930909"/><text:bookmark-end text:name="_Toc20715758"/></text:h>
      <text:h text:style-name="Überschrift2" text:outline-level="2">Stakeholder Summary</text:h>
      <text:p text:style-name="InfoBlue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</table:table-columns>
        <table:table-header-rows>
          <table:table-row table:style-name="TableRow80">
            <table:table-cell table:style-name="TableCell81">
              <text:p text:style-name="P82">Name</text:p>
            </table:table-cell>
            <table:table-cell table:style-name="TableCell83">
              <text:p text:style-name="P84">Description</text:p>
            </table:table-cell>
            <table:table-cell table:style-name="TableCell85">
              <text:p text:style-name="P86">Responsibilities</text:p>
            </table:table-cell>
          </table:table-row>
        </table:table-header-rows>
        <table:table-row table:style-name="TableRow87">
          <table:table-cell table:style-name="TableCell88">
            <text:p text:style-name="InfoBlue">[Name the stakeholder type.]</text:p>
          </table:table-cell>
          <table:table-cell table:style-name="TableCell89">
            <text:p text:style-name="InfoBlue">[Briefly describe the stakeholder.]</text:p>
          </table:table-cell>
          <table:table-cell table:style-name="TableCell90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soft-page-break/>
            <text:p text:style-name="InfoBlue"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körper"/>
      <text:h text:style-name="Überschrift2" text:outline-level="2"><text:bookmark-start text:name="_Toc425054386"/><text:bookmark-start text:name="_Toc342757864"/><text:bookmark-start text:name="_Toc346297773"/><text:bookmark-start text:name="_Toc422186479"/><text:bookmark-start text:name="_Toc436203384"/><text:bookmark-start text:name="_Toc452813585"/><text:bookmark-start text:name="_Toc512930912"/><text:bookmark-start text:name="_Toc20715759"/>User Environment<text:bookmark-end text:name="_Toc425054386"/><text:bookmark-end text:name="_Toc342757864"/><text:bookmark-end text:name="_Toc346297773"/><text:bookmark-end text:name="_Toc422186479"/><text:bookmark-end text:name="_Toc436203384"/><text:bookmark-end text:name="_Toc452813585"/><text:bookmark-end text:name="_Toc512930912"/><text:bookmark-end text:name="_Toc20715759"/></text:h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h text:style-name="Überschrift1" text:outline-level="1"><text:bookmark-start text:name="_Toc436203387"/><text:bookmark-start text:name="_Toc452813590"/><text:bookmark-start text:name="_Toc512930915"/><text:bookmark-start text:name="_Toc20715760"/><text:bookmark-end text:name="_Toc436203381"/>Product Overview<text:bookmark-end text:name="_Toc436203387"/><text:bookmark-end text:name="_Toc452813590"/><text:bookmark-end text:name="_Toc512930915"/><text:bookmark-end text:name="_Toc20715760"/></text:h>
      <text:h text:style-name="Überschrift2" text:outline-level="2"><text:bookmark-start text:name="_Toc452813588"/><text:bookmark-start text:name="_Toc512930913"/><text:bookmark-start text:name="_Toc20715763"/>Needs<text:bookmark-end text:name="_Toc452813588"/><text:bookmark-end text:name="_Toc512930913"/><text:s/>and Features<text:bookmark-end text:name="_Toc20715763"/></text:h>
      <text:p text:style-name="InfoBlue">[Avoid design. Keep feature descriptions at a general level. Focus on capabilities needed and why (not how)<text:tab/><text:s/>they should be implemented.<text:s/>Capture the stakeholder priority and planned release for each feature.]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Need</text:p>
          </table:table-cell>
          <table:table-cell table:style-name="TableCell99">
            <text:p text:style-name="P100">Priority</text:p>
          </table:table-cell>
          <table:table-cell table:style-name="TableCell101">
            <text:p text:style-name="P102">Features</text:p>
          </table:table-cell>
          <table:table-cell table:style-name="TableCell103">
            <text:p text:style-name="P104">Planned Release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Textkörper"/>
      <text:h text:style-name="Überschrift1" text:outline-level="1"><text:bookmark-start text:name="_Toc436203408"/><text:bookmark-start text:name="_Toc452813602"/><text:bookmark-start text:name="_Toc512930919"/><text:bookmark-start text:name="_Toc20715765"/>Other Product Requirements<text:bookmark-end text:name="_Toc436203408"/><text:bookmark-end text:name="_Toc452813602"/><text:bookmark-end text:name="_Toc512930919"/><text:bookmark-end text:name="_Toc20715765"/>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<text:bookmark-start text:name="_Toc436203413"/><text:bookmark-start text:name="_Toc452813607"/>Note any design constraints, external constraints,<text:s/>assumptions or other dependencies that, if changed, will alter the<text:s/><text:span text:style-name="T114">Vision<text:s/></text:span>document. For example, an assumption may state that a specific operating system will be available for the hardware designated for the software product. If the operating system is not available, the<text:s/><text:span text:style-name="T115">Vision</text:span><text:s/>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text:bookmark-end text:name="_Toc436203413"/><text:bookmark-end text:name="_Toc452813607"/>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Requirement</text:p>
          </table:table-cell>
          <table:table-cell table:style-name="TableCell123">
            <text:p text:style-name="P124">Priority</text:p>
          </table:table-cell>
          <table:table-cell table:style-name="TableCell125">
            <text:p text:style-name="P126">Planned Release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Standard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Standard" style:display-name="Standard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Absatz-Standardschriftart" style:display-name="Absatz-Standardschriftart" style:family="text"/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Standard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Untertitel" style:display-name="Untertitel" style:family="paragraph" style:parent-style-name="Standard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Verzeichnis1" style:display-name="Verzeichni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Verzeichnis2" style:display-name="Verzeichnis 2" style:family="paragraph" style:parent-style-name="Standard" style:next-style-name="Standard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Verzeichnis3" style:display-name="Verzeichnis 3" style:family="paragraph" style:parent-style-name="Standard" style:next-style-name="Standard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eitenzahl" style:display-name="Seitenzahl" style:family="text" style:parent-style-name="Absatz-Standardschriftart"/>
    <style:style style:name="Bullet2" style:display-name="Bullet2" style:family="paragraph" style:parent-style-name="Standard">
      <style:paragraph-properties fo:margin-left="1in" fo:text-indent="-0.25in">
        <style:tab-stops/>
      </style:paragraph-properties>
      <style:text-properties fo:color="#000080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Textkörper" style:display-name="Textkörper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Bullet1" style:display-name="Bullet1" style:family="paragraph" style:parent-style-name="Standard">
      <style:paragraph-properties fo:margin-left="0.5in" fo:text-indent="-0.3in">
        <style:tab-stops/>
      </style:paragraph-properties>
      <style:text-properties fo:hyphenate="false"/>
    </style:style>
    <style:style style:name="Fußnotenzeichen" style:display-name="Fußnotenzeichen" style:family="text" style:parent-style-name="Absatz-Standardschriftart">
      <style:text-properties style:text-position="super 65%" fo:font-size="10pt" style:font-size-asian="10pt"/>
    </style:style>
    <style:style style:name="Fußnotentext" style:display-name="Fußnotentext" style:family="paragraph" style:parent-style-name="Standard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körper-Zeileneinzug" style:display-name="Textkörper-Zeileneinzug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Standard" style:list-style-name="LFO30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Standard" style:next-style-name="Textkörper" style:auto-update="true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fo:font-style="italic" style:font-style-asian="italic" fo:color="#0000FF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extkörper3" style:display-name="Textkörper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 fo:language="en" fo:country="US" style:language-asian="en" style:country-asian="US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22LVL1" style:family="text">
      <style:text-properties style:font-name="Symbol"/>
    </style:style>
    <style:style style:name="WW_CharLFO23LVL1" style:family="text">
      <style:text-properties style:font-name="Symbol"/>
    </style:style>
    <style:style style:name="WW_CharLFO24LVL1" style:family="text">
      <style:text-properties style:font-name="Symbol"/>
    </style:style>
    <style:style style:name="WW_CharLFO25LVL1" style:family="text">
      <style:text-properties style:font-name="Symbol"/>
    </style:style>
    <style:style style:name="WW_CharLFO26LVL1" style:family="text">
      <style:text-properties style:font-name="Symbol"/>
    </style:style>
    <style:style style:name="WW_CharLFO27LVL1" style:family="text">
      <style:text-properties style:font-name="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Times New Roman" style:font-name-asian="Times New Roman" style:font-name-complex="Times New Roman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LFO30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7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" style:family="table-cell">
      <style:table-cell-properties fo:border="0.0104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3" style:family="table-column">
      <style:table-column-properties style:column-width="2.1958in" style:use-optimal-column-width="false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12" style:family="table">
      <style:table-properties style:width="6.587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right="0.25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T21" style:parent-style-name="Absatz-Standardschriftart" style:family="text">
      <style:text-properties style:font-name="Symbol" style:font-name-asian="Symbol" style:font-name-complex="Symbol"/>
    </style:style>
    <number:date-style style:name="N22" number:language="en" number:country="US">
      <number:year number:style="long" number:calendar="gregorian"/>
    </number:date-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Standard"><text:subject text:fixed="false">&lt;Project Name&gt;</text:subject></text:p>
            </table:table-cell>
            <table:table-cell table:style-name="TableCell7">
              <text:p text:style-name="P8"><text:s/></text:p>
            </table:table-cell>
          </table:table-row>
          <table:table-row table:style-name="TableRow9">
            <table:table-cell table:style-name="TableCell10">
              <text:p text:style-name="Standard"><text:title text:fixed="false">Vision</text:title></text:p>
            </table:table-cell>
            <table:table-cell table:style-name="TableCell11">
              <text:p text:style-name="Standard"><text:s text:c="2"/>Date: <text:s/>&lt;dd/mmm/yy&gt;</text:p>
            </table:table-cell>
          </table:table-row>
        </table:table>
        <text:p text:style-name="Kopfzeile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Confidential</text:p>
            </table:table-cell>
            <table:table-cell table:style-name="TableCell19">
              <text:p text:style-name="P20"><text:span text:style-name="T21"></text:span>&lt;Company Name&gt;,<text:s/><text:date style:data-style-name="N22">2018</text:date></text:p>
            </table:table-cell>
            <table:table-cell table:style-name="TableCell23">
              <text:p text:style-name="P24">Page<text:s/><text:span text:style-name="Seitenzahl"><text:page-number text:fixed="false">2</text:page-number></text:span></text:p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ision</dc:title>
    <dc:description/>
    <dc:subject>&lt;Project Name&gt;</dc:subject>
    <meta:initial-creator>Klaus Baer</meta:initial-creator>
    <dc:creator>Klaus Baer</dc:creator>
    <meta:creation-date>2018-09-29T19:53:00Z</meta:creation-date>
    <dc:date>2018-09-29T19:53:00Z</dc:date>
    <meta:print-date>2001-03-15T12:26:00Z</meta:print-date>
    <meta:template xlink:href="vision_tpl.dot" xlink:type="simple"/>
    <meta:editing-cycles>2</meta:editing-cycles>
    <meta:editing-duration>PT0S</meta:editing-duration>
    <meta:document-statistic meta:page-count="2" meta:paragraph-count="7" meta:word-count="519" meta:character-count="3786" meta:row-count="27" meta:non-whitespace-character-count="3274"/>
  </office:meta>
</office:document-meta>
</file>